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loext:graphic-properties draw:fill="solid" draw:fill-color="#f8f9fa"/>
      <style:paragraph-properties fo:break-before="auto" fo:break-after="auto" fo:background-color="#f8f9fa"/>
    </style:style>
    <style:style style:name="P3" style:family="paragraph" style:parent-style-name="Standard">
      <style:paragraph-properties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4" style:family="paragraph" style:parent-style-name="Standard">
      <loext:graphic-properties draw:fill="solid" draw:fill-color="#f8f9fa"/>
      <style:paragraph-properties fo:break-before="auto" fo:break-after="auto" fo:background-color="#f8f9fa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5" style:family="paragraph" style:parent-style-name="Standard">
      <loext:graphic-properties draw:fill="solid" draw:fill-color="#f8f9fa"/>
      <style:paragraph-properties fo:background-color="#f8f9fa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6" style:family="paragraph" style:parent-style-name="Standard">
      <style:paragraph-properties fo:break-before="auto" fo:break-after="auto"/>
      <style:text-properties fo:color="#212529" loext:opacity="100%" style:font-name="Roboto" fo:font-size="12pt" officeooo:paragraph-rsid="001a24a0" fo:background-color="#f8f9fa" style:font-name-asian="Roboto1" style:font-size-asian="12pt" style:font-name-complex="Roboto1" style:font-size-complex="12pt"/>
    </style:style>
    <style:style style:name="P7" style:family="paragraph" style:parent-style-name="Standard">
      <style:text-properties fo:color="#212529" loext:opacity="100%" style:font-name="Roboto" fo:font-size="12pt" officeooo:paragraph-rsid="001daecb" fo:background-color="#f8f9fa" style:font-name-asian="Roboto1" style:font-size-asian="12pt" style:font-name-complex="Roboto1" style:font-size-complex="12pt"/>
    </style:style>
    <style:style style:name="P8" style:family="paragraph" style:parent-style-name="Standard">
      <style:text-properties fo:color="#212529" loext:opacity="100%" style:font-name="Roboto" fo:font-size="12pt" officeooo:paragraph-rsid="0020329b" fo:background-color="#f8f9fa" style:font-name-asian="Roboto1" style:font-size-asian="12pt" style:font-name-complex="Roboto1" style:font-size-complex="12pt"/>
    </style:style>
    <style:style style:name="P9" style:family="paragraph" style:parent-style-name="Standard">
      <style:paragraph-properties fo:break-before="auto" fo:break-after="auto"/>
      <style:text-properties fo:color="#212529" loext:opacity="100%" style:font-name="Roboto" fo:font-size="12pt" officeooo:paragraph-rsid="00260b2b" fo:background-color="#f8f9fa" style:font-name-asian="Roboto1" style:font-size-asian="12pt" style:font-name-complex="Roboto1" style:font-size-complex="12pt"/>
    </style:style>
    <style:style style:name="P10" style:family="paragraph" style:parent-style-name="Standard">
      <style:text-properties fo:color="#212529" loext:opacity="100%" style:font-name="Roboto" fo:font-size="12pt" officeooo:paragraph-rsid="00260b2b" fo:background-color="#f8f9fa" style:font-name-asian="Roboto1" style:font-size-asian="12pt" style:font-name-complex="Roboto1" style:font-size-complex="12pt"/>
    </style:style>
    <style:style style:name="P11" style:family="paragraph" style:parent-style-name="Standard">
      <loext:graphic-properties draw:fill="solid" draw:fill-color="#f8f9fa"/>
      <style:paragraph-properties fo:background-color="#f8f9fa"/>
    </style:style>
    <style:style style:name="P12" style:family="paragraph" style:parent-style-name="Standard" style:master-page-name="Standard">
      <style:paragraph-properties style:page-number="1" fo:break-before="auto" fo:break-after="auto"/>
    </style:style>
    <style:style style:name="P13" style:family="paragraph" style:parent-style-name="Standard" style:list-style-name="WWNum1">
      <loext:graphic-properties draw:fill="solid" draw:fill-color="#f8f9fa"/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 fo:background-color="#f8f9fa"/>
      <style:text-properties fo:color="#212529" loext:opacity="100%" style:font-name="Roboto" fo:font-size="12pt" style:font-name-asian="Roboto1" style:font-size-asian="12pt" style:font-name-complex="Roboto1" style:font-size-complex="12pt"/>
    </style:style>
    <style:style style:name="P14" style:family="paragraph" style:parent-style-name="Standard" style:list-style-name="WWNum1">
      <loext:graphic-properties draw:fill="solid" draw:fill-color="#f8f9fa"/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 fo:background-color="#f8f9fa"/>
      <style:text-properties fo:color="#212529" loext:opacity="100%" style:font-name="Roboto" fo:font-size="12pt" style:font-name-asian="Roboto1" style:font-size-asian="12pt" style:font-name-complex="Roboto1" style:font-size-complex="12pt"/>
    </style:style>
    <style:style style:name="P15" style:family="paragraph" style:parent-style-name="Standard" style:list-style-name="WWNum12">
      <loext:graphic-properties draw:fill="solid" draw:fill-color="#f8f9fa"/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 fo:background-color="#f8f9fa"/>
      <style:text-properties fo:color="#212529" loext:opacity="100%" style:font-name="Roboto" fo:font-size="12pt" style:font-name-asian="Roboto1" style:font-size-asian="12pt" style:font-name-complex="Roboto1" style:font-size-complex="12pt"/>
    </style:style>
    <style:style style:name="P16" style:family="paragraph" style:parent-style-name="Standard" style:list-style-name="WWNum12">
      <loext:graphic-properties draw:fill="solid" draw:fill-color="#f8f9fa"/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 fo:background-color="#f8f9fa"/>
      <style:text-properties fo:color="#212529" loext:opacity="100%" style:font-name="Roboto" fo:font-size="12pt" style:font-name-asian="Roboto1" style:font-size-asian="12pt" style:font-name-complex="Roboto1" style:font-size-complex="12pt"/>
    </style:style>
    <style:style style:name="P17" style:family="paragraph" style:parent-style-name="Standard" style:list-style-name="WWNum2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18" style:family="paragraph" style:parent-style-name="Standard" style:list-style-name="WWNum2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19" style:family="paragraph" style:parent-style-name="Standard" style:list-style-name="WWNum3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20" style:family="paragraph" style:parent-style-name="Standard" style:list-style-name="WWNum3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21" style:family="paragraph" style:parent-style-name="Standard" style:list-style-name="WWNum13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22" style:family="paragraph" style:parent-style-name="Standard" style:list-style-name="WWNum13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23" style:family="paragraph" style:parent-style-name="Standard" style:list-style-name="WWNum4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24" style:family="paragraph" style:parent-style-name="Standard" style:list-style-name="WWNum4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25" style:family="paragraph" style:parent-style-name="Standard" style:list-style-name="WWNum10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26" style:family="paragraph" style:parent-style-name="Standard" style:list-style-name="WWNum10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27" style:family="paragraph" style:parent-style-name="Standard" style:list-style-name="WWNum11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28" style:family="paragraph" style:parent-style-name="Standard" style:list-style-name="WWNum11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29" style:family="paragraph" style:parent-style-name="Standard" style:list-style-name="WWNum8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30" style:family="paragraph" style:parent-style-name="Standard" style:list-style-name="WWNum8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31" style:family="paragraph" style:parent-style-name="Standard" style:list-style-name="WWNum9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32" style:family="paragraph" style:parent-style-name="Standard" style:list-style-name="WWNum9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33" style:family="paragraph" style:parent-style-name="Standard" style:list-style-name="WWNum5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34" style:family="paragraph" style:parent-style-name="Standard" style:list-style-name="WWNum5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35" style:family="paragraph" style:parent-style-name="Standard" style:list-style-name="WWNum14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36" style:family="paragraph" style:parent-style-name="Standard" style:list-style-name="WWNum14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37" style:family="paragraph" style:parent-style-name="Standard" style:list-style-name="WWNum6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38" style:family="paragraph" style:parent-style-name="Standard" style:list-style-name="WWNum6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39" style:family="paragraph" style:parent-style-name="Standard" style:list-style-name="WWNum7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40" style:family="paragraph" style:parent-style-name="Standard" style:list-style-name="WWNum7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41" style:family="paragraph" style:parent-style-name="Standard">
      <style:paragraph-properties fo:break-before="auto" fo:break-after="auto"/>
      <style:text-properties fo:color="#212529" loext:opacity="100%" style:font-name="Roboto" fo:font-size="12pt" officeooo:paragraph-rsid="0028e5f9" fo:background-color="#f8f9fa" style:font-name-asian="Roboto1" style:font-size-asian="12pt" style:font-name-complex="Roboto1" style:font-size-complex="12pt"/>
    </style:style>
    <style:style style:name="T1" style:family="text">
      <style:text-properties fo:color="#212529" loext:opacity="100%" style:font-name="Roboto" fo:font-size="12pt" fo:background-color="#f8f9fa" loext:char-shading-value="0" style:font-name-asian="Roboto1" style:font-size-asian="12pt" style:font-name-complex="Roboto1" style:font-size-complex="12pt"/>
    </style:style>
    <style:style style:name="T2" style:family="text">
      <style:text-properties fo:color="#ff0000" loext:opacity="100%" style:font-name="Roboto" fo:font-size="12pt" fo:font-weight="bold" fo:background-color="#f8f9fa" loext:char-shading-value="0" style:font-name-asian="Roboto1" style:font-size-asian="12pt" style:font-weight-asian="bold" style:font-name-complex="Roboto1" style:font-size-complex="12pt"/>
    </style:style>
    <style:style style:name="T3" style:family="text">
      <style:text-properties officeooo:rsid="001044dd"/>
    </style:style>
    <style:style style:name="T4" style:family="text">
      <style:text-properties officeooo:rsid="0012aee6"/>
    </style:style>
    <style:style style:name="T5" style:family="text">
      <style:text-properties officeooo:rsid="000de1a6"/>
    </style:style>
    <style:style style:name="T6" style:family="text">
      <style:text-properties officeooo:rsid="0020329b"/>
    </style:style>
    <style:style style:name="T7" style:family="text">
      <style:text-properties officeooo:rsid="0028e5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Q1.1: What type of news article are you reviewing? (Check one): </text:span><text:span text:style-name="T2">*</text:span></text:p>
      <text:list xml:id="list531705871" text:style-name="WWNum1">
        <text:list-item>
          <text:p text:style-name="P13"><text:s/>Straight news, or 'hard news'</text:p>
        </text:list-item>
        <text:list-item>
          <text:p text:style-name="P13"><text:s/>Editorial/opinion</text:p>
        </text:list-item>
        <text:list-item>
          <text:p text:style-name="P13"><text:s/>Feature/investigation</text:p>
        </text:list-item>
        <text:list-item>
          <text:p text:style-name="P13"><text:s/>Satire</text:p>
        </text:list-item>
        <text:list-item>
          <text:p text:style-name="P14"><text:s/>Lifestyle content, obituary, 'listicle', or other 'soft news'</text:p>
        </text:list-item>
      </text:list>
      <text:p text:style-name="P1"><text:span text:style-name="T1">Q1.2: How accurately does the story’s headline describe the content of the story? </text:span><text:span text:style-name="T2">*</text:span></text:p>
      <text:list xml:id="list509835184" text:style-name="WWNum12">
        <text:list-item>
          <text:p text:style-name="P15"><text:s/>Extremely inaccurately</text:p>
        </text:list-item>
        <text:list-item>
          <text:p text:style-name="P15"><text:s/>Somewhat inaccurately</text:p>
        </text:list-item>
        <text:list-item>
          <text:p text:style-name="P15"><text:s/>Somewhat accurately</text:p>
        </text:list-item>
        <text:list-item>
          <text:p text:style-name="P16"><text:s/>Extremely accurately</text:p>
        </text:list-item>
      </text:list>
      <text:p text:style-name="P1"><text:span text:style-name="T1">Please explain: </text:span><text:span text:style-name="T2">*</text:span><text:span text:style-name="T1"> </text:span></text:p>
      <text:p text:style-name="P3"/>
      <text:p text:style-name="P4">Q1.3: Does the story’s headline contain any of the following elements? Check all that apply.</text:p>
      <text:list xml:id="list75460246" text:style-name="WWNum2">
        <text:list-item>
          <text:p text:style-name="P17"><text:s/>A proper noun</text:p>
        </text:list-item>
        <text:list-item>
          <text:p text:style-name="P17"><text:s/>A question</text:p>
        </text:list-item>
        <text:list-item>
          <text:p text:style-name="P17"><text:s/>A colon</text:p>
        </text:list-item>
        <text:list-item>
          <text:p text:style-name="P17"><text:s/>A quotation</text:p>
        </text:list-item>
        <text:list-item>
          <text:p text:style-name="P17"><text:s/>Words or phrases that are entirely capitalized (all caps)</text:p>
        </text:list-item>
        <text:list-item>
          <text:p text:style-name="P17"><text:s/>The pronoun 'this'</text:p>
        </text:list-item>
        <text:list-item>
          <text:p text:style-name="P17"><text:s/>Generalizing terms (ex: 'never', 'always')</text:p>
        </text:list-item>
        <text:list-item>
          <text:p text:style-name="P17"><text:s/>Explanation phrases, such as 'Here’s why...'</text:p>
        </text:list-item>
        <text:list-item>
          <text:p text:style-name="P18"><text:s/>Hyperbolic, emotional or sensationalized language</text:p>
        </text:list-item>
      </text:list>
      <text:p text:style-name="P4">Q1.3.1: If the headline contains a quotation, does that same quotation appear in the content of the story?</text:p>
      <text:list xml:id="list600042737" text:style-name="WWNum3">
        <text:list-item>
          <text:p text:style-name="P19"><text:s/>No</text:p>
        </text:list-item>
        <text:list-item>
          <text:p text:style-name="P20"><text:s/>Yes</text:p>
        </text:list-item>
      </text:list>
      <text:p text:style-name="P2"><text:span text:style-name="T1">Q1.4: Does the article begin with a fact-based lead? </text:span><text:span text:style-name="T2">*</text:span></text:p>
      <text:list xml:id="list3876960092" text:style-name="WWNum13">
        <text:list-item>
          <text:p text:style-name="P21"><text:s/>No</text:p>
        </text:list-item>
        <text:list-item>
          <text:p text:style-name="P22"><text:s/>Yes</text:p>
        </text:list-item>
      </text:list>
      <text:p text:style-name="P2"><text:span text:style-name="T1">Q1.5 Please rate the degree of bias in the article copy: </text:span><text:span text:style-name="T2">*</text:span></text:p>
      <text:list xml:id="list3935188953" text:style-name="WWNum4">
        <text:list-item>
          <text:p text:style-name="P23"><text:s/>Extremely biased</text:p>
        </text:list-item>
        <text:list-item>
          <text:p text:style-name="P23"><text:s/>Mostly biased</text:p>
        </text:list-item>
        <text:list-item>
          <text:p text:style-name="P23"><text:s/>Somewhat biased</text:p>
        </text:list-item>
        <text:list-item>
          <text:p text:style-name="P24"><text:s/>Entirely unbiased</text:p>
        </text:list-item>
      </text:list>
      <text:p text:style-name="P2"><text:span text:style-name="T1">Please explain; you may copy and paste text from the article to substantiate your answer: </text:span><text:span text:style-name="T2">*</text:span><text:span text:style-name="T1"> </text:span></text:p>
      <text:p text:style-name="P4"><text:soft-page-break/></text:p>
      <text:p text:style-name="P2"><text:span text:style-name="T1">Q1.6 Does the article use sensationalised language: </text:span><text:span text:style-name="T2">*</text:span></text:p>
      <text:list xml:id="list1924598354" text:style-name="WWNum10">
        <text:list-item>
          <text:p text:style-name="P25"><text:s/>Extremely sensationalised</text:p>
        </text:list-item>
        <text:list-item>
          <text:p text:style-name="P25"><text:s/>Somewhat sensationalised</text:p>
        </text:list-item>
        <text:list-item>
          <text:p text:style-name="P25"><text:s/>Mainly neutral</text:p>
        </text:list-item>
        <text:list-item>
          <text:p text:style-name="P26"><text:s/>Entirely neutral</text:p>
        </text:list-item>
      </text:list>
      <text:p text:style-name="P2"><text:span text:style-name="T1">Please explain; you may copy and paste text from the article to substantiate your answer: </text:span><text:span text:style-name="T2">*</text:span><text:span text:style-name="T1"> </text:span></text:p>
      <text:p text:style-name="P2"><text:span text:style-name="T1">Q1.7: Does this story negatively target a specific group or individual? </text:span><text:span text:style-name="T2">*</text:span></text:p>
      <text:list xml:id="list266974430" text:style-name="WWNum11">
        <text:list-item>
          <text:p text:style-name="P27"><text:s/>No</text:p>
        </text:list-item>
        <text:list-item>
          <text:p text:style-name="P28"><text:s/>Yes</text:p>
        </text:list-item>
      </text:list>
      <text:p text:style-name="P3"/>
      <text:p text:style-name="P6"><text:span text:style-name="T5">Q1.7.1: If </text:span><text:span text:style-name="T3">the answer</text:span><text:span text:style-name="T5"> 1.7 is yes, please specify the group or individual negatively target. <text:s/>Check all that apply:</text:span></text:p>
      <text:p text:style-name="P7"><text:tab/>0. <text:s/>Conservatives</text:p>
      <text:p text:style-name="P7"><text:tab/>1. <text:s/>Liberals</text:p>
      <text:p text:style-name="P7"><text:tab/>2. <text:s/>Gender</text:p>
      <text:p text:style-name="P7"><text:tab/>3. <text:s/>LGBTQ</text:p>
      <text:p text:style-name="P7"><text:tab/>4. Immigrants</text:p>
      <text:p text:style-name="P7"><text:tab/>5. Jews/Judaism</text:p>
      <text:p text:style-name="P7"><text:tab/>6. Islam/Muslims</text:p>
      <text:p text:style-name="P7"><text:tab/>7. Christians/Christianity</text:p>
      <text:p text:style-name="P7"><text:tab/>8. Religion (Other)</text:p>
      <text:p text:style-name="P7"><text:tab/>9. Race/ethnicity</text:p>
      <text:p text:style-name="P7"><text:tab/>10. Reputation (Organisation)</text:p>
      <text:p text:style-name="P7"><text:tab/>11. Reputation (Person)</text:p>
      <text:p text:style-name="P7"><text:tab/>12. Other</text:p>
      <text:p text:style-name="P7"/>
      <text:p text:style-name="P41"><text:span text:style-name="T5">Q1.7.1.</text:span><text:span text:style-name="T6">2</text:span><text:span text:style-name="T5">: If </text:span><text:span text:style-name="T3">the answer</text:span><text:span text:style-name="T5"> 1.7.</text:span><text:span text:style-name="T7">1 is yes, please specify the type:</text:span></text:p>
      <text:p text:style-name="P8"><text:tab/></text:p>
      <text:p text:style-name="P9"/>
      <text:p text:style-name="P10"/>
      <text:p text:style-name="P2"><text:span text:style-name="T1">Q2.8: How much information is provided in the article’s byline? </text:span><text:span text:style-name="T2">*</text:span></text:p>
      <text:list xml:id="list1596335459" text:style-name="WWNum8">
        <text:list-item>
          <text:p text:style-name="P29"><text:s/>There is no attribution to any individual, newswire, or specific team of the site</text:p>
        </text:list-item>
        <text:list-item>
          <text:p text:style-name="P29"><text:s/>There is partial information given for the author’s name</text:p>
        </text:list-item>
        <text:list-item>
          <text:p text:style-name="P30"><text:s/>There is a full name for the author/authors and/or the specific newswire service name</text:p>
        </text:list-item>
      </text:list>
      <text:p text:style-name="P2"><text:span text:style-name="T1">Q2.9.1: Can you determine the date of the event covered by the article? </text:span><text:span text:style-name="T2">*</text:span></text:p>
      <text:list xml:id="list3195125493" text:style-name="WWNum9">
        <text:list-item>
          <text:p text:style-name="P31"><text:soft-page-break/><text:s/>No</text:p>
        </text:list-item>
        <text:list-item>
          <text:p text:style-name="P32"><text:s/>Yes</text:p>
        </text:list-item>
      </text:list>
      <text:p text:style-name="P4">Q2.9.2: <text:span text:style-name="T3">If the answer </text:span><text:span text:style-name="T4">to</text:span><text:span text:style-name="T3"> Q2.9.1 is yes, p</text:span>lease record the date of the news event or development covered by the story. (dd-mm-yyyy): </text:p>
      <text:p text:style-name="P5"/>
      <text:p text:style-name="P2"><text:span text:style-name="T1">Q2.10: Is the story covering a news event or development that occurred within 30 days prior to the article’s publication date? </text:span><text:span text:style-name="T2">*</text:span></text:p>
      <text:list xml:id="list3136211422" text:style-name="WWNum5">
        <text:list-item>
          <text:p text:style-name="P33"><text:s/>No</text:p>
        </text:list-item>
        <text:list-item>
          <text:p text:style-name="P34"><text:s/>Yes</text:p>
        </text:list-item>
      </text:list>
      <text:p text:style-name="P2"><text:span text:style-name="T1">Please explain: </text:span><text:span text:style-name="T2">*</text:span><text:span text:style-name="T1"> </text:span></text:p>
      <text:p text:style-name="P2"><text:span text:style-name="T1">Q2.11: Has the same story been covered by at least one other reliable local media outlet? </text:span><text:span text:style-name="T2">*</text:span></text:p>
      <text:list xml:id="list2394269420" text:style-name="WWNum14">
        <text:list-item>
          <text:p text:style-name="P35"><text:s/>No</text:p>
        </text:list-item>
        <text:list-item>
          <text:p text:style-name="P36"><text:s/>Yes</text:p>
        </text:list-item>
      </text:list>
      <text:p text:style-name="P2"><text:span text:style-name="T1">Please explain: </text:span><text:span text:style-name="T2">*</text:span><text:span text:style-name="T1"> </text:span></text:p>
      <text:p text:style-name="P2"><text:span text:style-name="T1">Q2.12: How is the article presented on the domain? </text:span><text:span text:style-name="T2">*</text:span></text:p>
      <text:list xml:id="list2054238561" text:style-name="WWNum6">
        <text:list-item>
          <text:p text:style-name="P37"><text:s/>Straight news, or “hard news”</text:p>
        </text:list-item>
        <text:list-item>
          <text:p text:style-name="P37"><text:s/>Editorial/opinion</text:p>
        </text:list-item>
        <text:list-item>
          <text:p text:style-name="P37"><text:s/>Feature/investigation</text:p>
        </text:list-item>
        <text:list-item>
          <text:p text:style-name="P37"><text:s/>Lifestyle content, obituary, “listicle”, or other “soft news”</text:p>
        </text:list-item>
        <text:list-item>
          <text:p text:style-name="P37"><text:s/>Satire</text:p>
        </text:list-item>
        <text:list-item>
          <text:p text:style-name="P38"><text:s/>Other</text:p>
        </text:list-item>
      </text:list>
      <text:p text:style-name="P4">If 'Other', please specify how the article is represented on the domain: </text:p>
      <text:p text:style-name="P4"/>
      <text:p text:style-name="P11"><text:span text:style-name="T1">Q2.13: How would you characterize the degree of sensationalism created by visual cues used in the article online, such as videos, images, quotes, bold text, etc.? </text:span><text:span text:style-name="T2">*</text:span></text:p>
      <text:list xml:id="list3007794108" text:style-name="WWNum7">
        <text:list-item>
          <text:p text:style-name="P39"><text:s/>Extremely sensationalised</text:p>
        </text:list-item>
        <text:list-item>
          <text:p text:style-name="P39"><text:s/>Somewhat sensationalised</text:p>
        </text:list-item>
        <text:list-item>
          <text:p text:style-name="P39"><text:s/>Mainly neutral</text:p>
        </text:list-item>
        <text:list-item>
          <text:p text:style-name="P40"><text:s/>Entirely neutral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2-29T15:19:48.900776165</dc:date>
    <meta:editing-duration>PT3H13M42S</meta:editing-duration>
    <meta:editing-cycles>18</meta:editing-cycles>
    <meta:document-statistic meta:table-count="0" meta:image-count="0" meta:object-count="0" meta:page-count="3" meta:paragraph-count="88" meta:word-count="539" meta:character-count="3235" meta:non-whitespace-character-count="2757"/>
  </office:meta>
</office:document-meta>
</file>